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ccb" officeooo:paragraph-rsid="00010ccb"/>
    </style:style>
    <style:style style:name="P2" style:family="paragraph" style:parent-style-name="Standard">
      <style:text-properties officeooo:rsid="00010ccb" officeooo:paragraph-rsid="0002dc58"/>
    </style:style>
    <style:style style:name="P3" style:family="paragraph" style:parent-style-name="Standard">
      <style:text-properties officeooo:rsid="00010ccb" officeooo:paragraph-rsid="00035691"/>
    </style:style>
    <style:style style:name="P4" style:family="paragraph" style:parent-style-name="Standard">
      <style:text-properties officeooo:rsid="00010ccb" officeooo:paragraph-rsid="000395d4"/>
    </style:style>
    <style:style style:name="P5" style:family="paragraph" style:parent-style-name="Standard">
      <style:text-properties officeooo:rsid="00010ccb" officeooo:paragraph-rsid="00075fa9"/>
    </style:style>
    <style:style style:name="P6" style:family="paragraph" style:parent-style-name="Standard">
      <style:text-properties officeooo:rsid="00010ccb" officeooo:paragraph-rsid="000c2e36"/>
    </style:style>
    <style:style style:name="P7" style:family="paragraph" style:parent-style-name="Standard">
      <style:text-properties officeooo:paragraph-rsid="0002dc58"/>
    </style:style>
    <style:style style:name="P8" style:family="paragraph" style:parent-style-name="Standard">
      <style:text-properties fo:font-weight="normal" officeooo:rsid="00010ccb" officeooo:paragraph-rsid="0002dc58" style:font-weight-asian="normal" style:font-weight-complex="normal"/>
    </style:style>
    <style:style style:name="P9" style:family="paragraph" style:parent-style-name="Standard">
      <style:text-properties officeooo:rsid="00010ccb" officeooo:paragraph-rsid="000fcce7"/>
    </style:style>
    <style:style style:name="P10" style:family="paragraph" style:parent-style-name="Standard">
      <style:text-properties officeooo:rsid="00010ccb" officeooo:paragraph-rsid="0002dc58"/>
    </style:style>
    <style:style style:name="P11" style:family="paragraph" style:parent-style-name="Standard">
      <style:text-properties officeooo:rsid="00010ccb" officeooo:paragraph-rsid="00108ac2"/>
    </style:style>
    <style:style style:name="P12" style:family="paragraph" style:parent-style-name="Standard">
      <style:text-properties officeooo:rsid="00010ccb" officeooo:paragraph-rsid="00115a5e"/>
    </style:style>
    <style:style style:name="P13" style:family="paragraph" style:parent-style-name="Standard">
      <style:text-properties officeooo:rsid="00010ccb" officeooo:paragraph-rsid="0013415c"/>
    </style:style>
    <style:style style:name="P14" style:family="paragraph" style:parent-style-name="Standard">
      <style:text-properties officeooo:rsid="00010ccb" officeooo:paragraph-rsid="0015c816"/>
    </style:style>
    <style:style style:name="P15" style:family="paragraph" style:parent-style-name="Standard">
      <style:text-properties officeooo:rsid="00010ccb" officeooo:paragraph-rsid="00176f9e"/>
    </style:style>
    <style:style style:name="P16" style:family="paragraph" style:parent-style-name="Standard">
      <style:text-properties officeooo:paragraph-rsid="0002dc58"/>
    </style:style>
    <style:style style:name="T1" style:family="text">
      <style:text-properties officeooo:rsid="00010ccb"/>
    </style:style>
    <style:style style:name="T2" style:family="text">
      <style:text-properties officeooo:rsid="0002857b"/>
    </style:style>
    <style:style style:name="T3" style:family="text">
      <style:text-properties officeooo:rsid="0002dc58"/>
    </style:style>
    <style:style style:name="T4" style:family="text">
      <style:text-properties officeooo:rsid="00035691"/>
    </style:style>
    <style:style style:name="T5" style:family="text">
      <style:text-properties officeooo:rsid="000395d4"/>
    </style:style>
    <style:style style:name="T6" style:family="text">
      <style:text-properties officeooo:rsid="0004d0af"/>
    </style:style>
    <style:style style:name="T7" style:family="text">
      <style:text-properties officeooo:rsid="0005ffbe"/>
    </style:style>
    <style:style style:name="T8" style:family="text">
      <style:text-properties officeooo:rsid="0006b1c2"/>
    </style:style>
    <style:style style:name="T9" style:family="text">
      <style:text-properties officeooo:rsid="00075fa9"/>
    </style:style>
    <style:style style:name="T10" style:family="text">
      <style:text-properties officeooo:rsid="00088491"/>
    </style:style>
    <style:style style:name="T11" style:family="text">
      <style:text-properties officeooo:rsid="0008f27e"/>
    </style:style>
    <style:style style:name="T12" style:family="text">
      <style:text-properties officeooo:rsid="000a6cc6"/>
    </style:style>
    <style:style style:name="T13" style:family="text">
      <style:text-properties officeooo:rsid="000c2e36"/>
    </style:style>
    <style:style style:name="T14" style:family="text">
      <style:text-properties officeooo:rsid="000d0633"/>
    </style:style>
    <style:style style:name="T15" style:family="text">
      <style:text-properties officeooo:rsid="000e2fb7"/>
    </style:style>
    <style:style style:name="T16" style:family="text">
      <style:text-properties officeooo:rsid="000f1583"/>
    </style:style>
    <style:style style:name="T17" style:family="text">
      <style:text-properties officeooo:rsid="000fcce7"/>
    </style:style>
    <style:style style:name="T18" style:family="text">
      <style:text-properties officeooo:rsid="00108ac2"/>
    </style:style>
    <style:style style:name="T19" style:family="text">
      <style:text-properties officeooo:rsid="00115a5e"/>
    </style:style>
    <style:style style:name="T20" style:family="text">
      <style:text-properties officeooo:rsid="0013415c"/>
    </style:style>
    <style:style style:name="T21" style:family="text">
      <style:text-properties officeooo:rsid="00153443"/>
    </style:style>
    <style:style style:name="T22" style:family="text">
      <style:text-properties officeooo:rsid="0015c816"/>
    </style:style>
    <style:style style:name="T23" style:family="text">
      <style:text-properties officeooo:rsid="00176f9e"/>
    </style:style>
    <style:style style:name="T24" style:family="text">
      <style:text-properties officeooo:rsid="00193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ītamaddhānaṃ<text:tab/><text:span text:style-name="T6">p</text:span>ast</text:p>
      <text:p text:style-name="P1">attamano<text:tab/>delighted</text:p>
      <text:p text:style-name="P1">atthi<text:tab/><text:span text:style-name="T2">t</text:span>o be</text:p>
      <text:p text:style-name="P1">atha<text:tab/>then...</text:p>
      <text:p text:style-name="P1">adhimuccati<text:tab/>intent upon</text:p>
      <text:p text:style-name="P1">anāgatamaddhānaṃ<text:tab/>future</text:p>
      <text:p text:style-name="P2">animittaṃ<text:tab/><text:span text:style-name="T4">signless</text:span></text:p>
      <text:p text:style-name="P3">animitto<text:tab/><text:span text:style-name="T4">signless</text:span></text:p>
      <text:p text:style-name="P2">abhinandīti<text:tab/>to delight in</text:p>
      <text:p text:style-name="P2">abhivādetvā<text:tab/>respectfully greet</text:p>
      <text:p text:style-name="P2">abhisaṅkhataṃ<text:tab/><text:span text:style-name="T4">p</text:span>repared</text:p>
      <text:p text:style-name="P1">abhisaṅkhato<text:tab/><text:span text:style-name="T9">specifically p</text:span>repared</text:p>
      <text:p text:style-name="P2">abhisañcetayitaṃ<text:tab/><text:span text:style-name="T9">volitionally produced</text:span></text:p>
      <text:p text:style-name="P3">abhisañcetayito<text:tab/><text:span text:style-name="T9">volitionally produced</text:span></text:p>
      <text:p text:style-name="P2">amanasikaritvā<text:tab/><text:span text:style-name="T4">not attend wisely</text:span></text:p>
      <text:p text:style-name="P2">ayaṃ<text:tab/><text:span text:style-name="T3">t</text:span>his</text:p>
      <text:p text:style-name="P2">ayampi<text:tab/><text:tab/><text:span text:style-name="T3">t</text:span>his</text:p>
      <text:p text:style-name="P2">ayo<text:tab/><text:span text:style-name="T4">iron</text:span></text:p>
      <text:p text:style-name="P2">araññasaññaṃ<text:tab/>forest <text:span text:style-name="T3">perception</text:span></text:p>
      <text:p text:style-name="P2">araññasaññāya<text:tab/>forest <text:span text:style-name="T3">perception</text:span></text:p>
      <text:p text:style-name="P2">avasiṭṭhaṃ<text:tab/>Remaining, left</text:p>
      <text:p text:style-name="P2">avijjāsavaṃ<text:tab/><text:span text:style-name="T9">taint of i</text:span>gnorance</text:p>
      <text:p text:style-name="P5">avijjāsavāpi<text:tab/><text:span text:style-name="T9">taint of i</text:span>gnorance</text:p>
      <text:p text:style-name="P5">avijjāsavenā<text:tab/><text:span text:style-name="T9">taint of i</text:span>gnorance</text:p>
      <text:p text:style-name="P2">avipallatthā<text:tab/><text:span text:style-name="T9">unperverted</text:span></text:p>
      <text:p text:style-name="P2">asuññataṃ<text:tab/><text:span text:style-name="T3">not void</text:span></text:p>
      <text:p text:style-name="P2">assu<text:tab/><text:span text:style-name="T3">may be</text:span></text:p>
      <text:p text:style-name="P2">ākāsānañcāyatanasaññaṃ<text:tab/><text:span text:style-name="T9">percept of boundless </text:span>space</text:p>
      <text:p text:style-name="P2">ākāsānañcāyatanasaññāya<text:tab/><text:span text:style-name="T9">boundless </text:span>space</text:p>
      <text:p text:style-name="P2">ākiñcaññāyatanasaññaṃ<text:tab/><text:span text:style-name="T9">percept of n</text:span>othingness</text:p>
      <text:p text:style-name="P2">ākiñcaññāyatanasaññāya<text:tab/><text:span text:style-name="T9">percept of n</text:span>othingness</text:p>
      <text:p text:style-name="P2">ānanda<text:tab/>ānanda</text:p>
      <text:p text:style-name="P2">ānando<text:tab/>ānanda</text:p>
      <text:p text:style-name="P2">āyasmā<text:tab/>venerable</text:p>
      <text:p text:style-name="P7"><text:span text:style-name="T1">āsabhacammaṃ<text:tab/></text:span>bull's hide </text:p>
      <text:p text:style-name="P2">iti<text:tab/><text:span text:style-name="T4">thus</text:span></text:p>
      <text:p text:style-name="P2">itthattāyā<text:tab/>present <text:span text:style-name="T4">state</text:span></text:p>
      <text:p text:style-name="P2">itthipurisasannipātena<text:tab/>woman</text:p>
      <text:p text:style-name="P2">idamavoca<text:tab/><text:span text:style-name="T4">said this</text:span></text:p>
      <text:p text:style-name="P2">imaṃyeva <text:tab/><text:span text:style-name="T10">this even</text:span></text:p>
      <text:p text:style-name="P2">imameva <text:tab/><text:span text:style-name="T10">this even</text:span></text:p>
      <text:p text:style-name="P2">imissā<text:tab/>see ayaṃ</text:p>
      <text:p text:style-name="P2">ukkūlavikkūlaṃ<text:tab/><text:span text:style-name="T10">steep river banks</text:span></text:p>
      <text:p text:style-name="P2">upasaṅkamitvā<text:tab/>approach</text:p>
      <text:p text:style-name="P2">upasampajja<text:tab/><text:span text:style-name="T4">t</text:span>o take upon</text:p>
      <text:p text:style-name="P2">ekaṃ<text:tab/>one</text:p>
      <text:p text:style-name="P2"><text:span text:style-name="T4">e</text:span>kattaṃ<text:tab/><text:span text:style-name="T12">one state</text:span></text:p>
      <text:p text:style-name="P2">ekattan’ti<text:tab/><text:span text:style-name="T12">one state</text:span></text:p>
      <text:p text:style-name="P2">ekamantaṃ<text:tab/>one side</text:p>
      <text:p text:style-name="P2"><text:soft-page-break/>ekamidaṃ<text:tab/><text:span text:style-name="T11">once</text:span></text:p>
      <text:p text:style-name="P2">etaṃ<text:tab/><text:span text:style-name="T11">that was</text:span></text:p>
      <text:p text:style-name="P2">etadavoca<text:tab/><text:span text:style-name="T11">that said</text:span></text:p>
      <text:p text:style-name="P2">etarahi<text:tab/><text:span text:style-name="T5">n</text:span>ow</text:p>
      <text:p text:style-name="P2">evaṃ<text:tab/>such</text:p>
      <text:p text:style-name="P2">evañhi<text:tab/><text:span text:style-name="T11">thus because</text:span></text:p>
      <text:p text:style-name="P2">evameva<text:tab/>even thus</text:p>
      <text:p text:style-name="P2">evampissa<text:tab/><text:span text:style-name="T6">t</text:span>hus <text:span text:style-name="T12">too</text:span></text:p>
      <text:p text:style-name="P2">esā<text:tab/><text:span text:style-name="T12">that</text:span></text:p>
      <text:p text:style-name="P2">kacci<text:tab/><text:span text:style-name="T12">was</text:span></text:p>
      <text:p text:style-name="P2">kataṃ<text:tab/><text:span text:style-name="T12">done</text:span></text:p>
      <text:p text:style-name="P2">karaṇīyaṃ<text:tab/>ought to be done</text:p>
      <text:p text:style-name="P2">karoti<text:tab/><text:span text:style-name="T12">attends</text:span></text:p>
      <text:p text:style-name="P2">kāmāsavaṃ<text:tab/><text:span text:style-name="T5">sensual asava</text:span></text:p>
      <text:p text:style-name="P4">kāmāsavāpi<text:tab/><text:span text:style-name="T5">sensual asava</text:span></text:p>
      <text:p text:style-name="P4">kāmāsavenā<text:tab/><text:span text:style-name="T5">sensual asava</text:span></text:p>
      <text:p text:style-name="P4">kāyaṃ<text:tab/>body</text:p>
      <text:p text:style-name="P2">kiñci<text:tab/><text:span text:style-name="T5">something</text:span></text:p>
      <text:p text:style-name="P2">keci<text:tab/>see ko, koci</text:p>
      <text:p text:style-name="P2">khāṇukaṇṭakaṭṭhānaṃ<text:tab/>stump of a tree</text:p>
      <text:p text:style-name="P2">kho<text:tab/><text:span text:style-name="T5">i</text:span>ndeed</text:p>
      <text:p text:style-name="P2">gāmasaññaṃ<text:tab/><text:span text:style-name="T5">village perception</text:span></text:p>
      <text:p text:style-name="P4">gāmasaññāyā<text:tab/><text:span text:style-name="T5">village perception</text:span></text:p>
      <text:p text:style-name="P2">caparaṃ<text:tab/><text:span text:style-name="T5">and further</text:span></text:p>
      <text:p text:style-name="P2">cittaṃ<text:tab/><text:span text:style-name="T5">mind</text:span></text:p>
      <text:p text:style-name="P2">cūḷasuññatasuttaṃ<text:tab/><text:span text:style-name="T5">lesser void discourse</text:span></text:p>
      <text:p text:style-name="P2">cetosamādhi<text:tab/><text:span text:style-name="T13">collected mind</text:span></text:p>
      <text:p text:style-name="P6">cetosamādhiṃ<text:tab/><text:tab/><text:span text:style-name="T13">collected mind</text:span></text:p>
      <text:p text:style-name="P2">cetosamādhimhi<text:tab/><text:span text:style-name="T13">collected mind</text:span></text:p>
      <text:p text:style-name="P2">cevāyaṃ<text:tab/><text:span text:style-name="T5">e</text:span>ven; if</text:p>
      <text:p text:style-name="P2">cevidaṃ<text:tab/><text:span text:style-name="T13">and even this</text:span></text:p>
      <text:p text:style-name="P2">jātarūparajatena<text:tab/><text:span text:style-name="T5">g</text:span>old</text:p>
      <text:p text:style-name="P2">jāti<text:tab/><text:span text:style-name="T5">b</text:span>irth</text:p>
      <text:p text:style-name="P2">jānato<text:tab/><text:span text:style-name="T13">k</text:span>nowing</text:p>
      <text:p text:style-name="P2">jīvitapaccayā<text:tab/><text:span text:style-name="T5">l</text:span>ife <text:span text:style-name="T14">dependent</text:span></text:p>
      <text:p text:style-name="P2">ñāṇaṃ<text:tab/><text:span text:style-name="T5">k</text:span>nowledge</text:p>
      <text:p text:style-name="P2">taṃ<text:tab/>see tvaṃ</text:p>
      <text:p text:style-name="P2">taggha<text:tab/><text:span text:style-name="T5">c</text:span>ertainly, verily, truly</text:p>
      <text:p text:style-name="P2">tattha<text:tab/>therein</text:p>
      <text:p text:style-name="P2">tadaniccaṃ<text:tab/><text:span text:style-name="T14">that is impermanent</text:span></text:p>
      <text:p text:style-name="P2">tasmātiha<text:tab/>therefore</text:p>
      <text:p text:style-name="P2">tassa<text:tab/><text:span text:style-name="T6">t</text:span>h<text:span text:style-name="T14">at</text:span></text:p>
      <text:p text:style-name="P2">te<text:tab/></text:p>
      <text:p text:style-name="P2">tedha<text:tab/>?</text:p>
      <text:p text:style-name="P2">tena<text:tab/><text:span text:style-name="T14">because of</text:span></text:p>
      <text:p text:style-name="P2">tenupasaṅkami<text:tab/><text:span text:style-name="T14">he approached</text:span></text:p>
      <text:p text:style-name="P2">darathamattā<text:tab/><text:span text:style-name="T21">disturbance</text:span> <text:span text:style-name="T13">measure</text:span></text:p>
      <text:p text:style-name="P2">darathā<text:tab/><text:tab/><text:span text:style-name="T21">distubances</text:span></text:p>
      <text:p text:style-name="P2">na<text:tab/><text:span text:style-name="T7">n</text:span>ot</text:p>
      <text:p text:style-name="P2"><text:soft-page-break/>nagarakaṃ<text:tab/><text:span text:style-name="T14">Nagaraka</text:span></text:p>
      <text:p text:style-name="P2">nadīviduggaṃ<text:tab/>river</text:p>
      <text:p text:style-name="P2">nāparaṃ<text:tab/><text:span text:style-name="T15">no further</text:span></text:p>
      <text:p text:style-name="P2">nāma<text:tab/>name</text:p>
      <text:p text:style-name="P2">nigamo<text:tab/>a <text:span text:style-name="T7">market </text:span>town</text:p>
      <text:p text:style-name="P2">niṭṭhitaṃ<text:tab/><text:span text:style-name="T7">c</text:span>ompleted</text:p>
      <text:p text:style-name="P2">nirodhadhamman<text:tab/><text:span text:style-name="T7">c</text:span>essation</text:p>
      <text:p text:style-name="P2">nisinno<text:tab/><text:span text:style-name="T15">sat down</text:span></text:p>
      <text:p text:style-name="P2">nisīdi<text:tab/><text:span text:style-name="T7">t</text:span>o sit down</text:p>
      <text:p text:style-name="P2">nevasaññānāsaññāyatanasaññaṃ<text:tab/><text:span text:style-name="T7">neither percept nor not percept</text:span></text:p>
      <text:p text:style-name="P8">pakkhandati<text:tab/><text:span text:style-name="T16">enters into</text:span></text:p>
      <text:p text:style-name="P2">pajānāti<text:tab/><text:span text:style-name="T7">t</text:span>o understand</text:p>
      <text:p text:style-name="P2">paṭiggahitaṃ<text:tab/>receiv<text:span text:style-name="T16">ed</text:span></text:p>
      <text:p text:style-name="P6">paṭicca<text:tab/><text:span text:style-name="T13">dependent upon</text:span></text:p>
      <text:p text:style-name="P2">paṭisallānā<text:tab/><text:span text:style-name="T16">seclusion</text:span></text:p>
      <text:p text:style-name="P2">paṭhamaṃ<text:tab/><text:span text:style-name="T17">first</text:span></text:p>
      <text:p text:style-name="P2">pathaviyā<text:tab/>earth</text:p>
      <text:p text:style-name="P2">pathavīsaññaṃ<text:tab/><text:span text:style-name="T17">eath perception</text:span></text:p>
      <text:p text:style-name="P9">pathavīsaññāya<text:tab/><text:span text:style-name="T17">eath perception</text:span></text:p>
      <text:p text:style-name="P2">pana<text:tab/>further</text:p>
      <text:p text:style-name="P2">pabbatavisamaṃ<text:tab/><text:span text:style-name="T17">rocky fluctuations</text:span></text:p>
      <text:p text:style-name="P2">paramānuttaraṃ<text:tab/><text:span text:style-name="T17">fully unsurpased</text:span></text:p>
      <text:p text:style-name="P9">paramānuttarā<text:tab/><text:span text:style-name="T17">fully unsurpased</text:span></text:p>
      <text:p text:style-name="P2">parisuddhaṃ<text:tab/><text:span text:style-name="T17">fully purified</text:span></text:p>
      <text:p text:style-name="P9">parisuddhā<text:tab/><text:span text:style-name="T17">fully purified</text:span></text:p>
      <text:p text:style-name="P2">pasīdati<text:tab/><text:span text:style-name="T18">become clear</text:span></text:p>
      <text:p text:style-name="P2">passato<text:tab/><text:span text:style-name="T18">t</text:span>o see</text:p>
      <text:p text:style-name="P2">puna<text:tab/><text:span text:style-name="T18">again</text:span></text:p>
      <text:p text:style-name="P7"><text:span text:style-name="T1">pubbārāme<text:tab/></text:span>Pubbārāma</text:p>
      <text:p text:style-name="P2">pubbepāhaṃ<text:tab/><text:span text:style-name="T18">f</text:span>ormer<text:span text:style-name="T18">ly</text:span></text:p>
      <text:p text:style-name="P2">bahulaṃ<text:tab/><text:span text:style-name="T18">frequently</text:span></text:p>
      <text:p text:style-name="P2">brahmacariyaṃ<text:tab/><text:span text:style-name="T18">spiritual life</text:span></text:p>
      <text:p text:style-name="P2">brāhmaṇā<text:tab/></text:p>
      <text:p text:style-name="P2">bhagavato<text:tab/><text:span text:style-name="T18">Dat/Gen</text:span></text:p>
      <text:p text:style-name="P2">bhagavantaṃ<text:tab/><text:span text:style-name="T18">Accusitive</text:span></text:p>
      <text:p text:style-name="P2">bhagavā<text:tab/><text:span text:style-name="T18">Nomanative</text:span></text:p>
      <text:p text:style-name="P2">bhante<text:tab/> <text:span text:style-name="T7">r</text:span>everend sir</text:p>
      <text:p text:style-name="P2">bhavati<text:tab/><text:span text:style-name="T7">t</text:span>o be</text:p>
      <text:p text:style-name="P11">bhavāsavaṃ<text:tab/><text:span text:style-name="T18">becoming asava</text:span></text:p>
      <text:p text:style-name="P11">bhavāsavāpi<text:tab/><text:span text:style-name="T18">becoming asava</text:span></text:p>
      <text:p text:style-name="P11">bhavāsavenā<text:tab/><text:span text:style-name="T18">becoming asava</text:span></text:p>
      <text:p text:style-name="P2">bhāsitaṃ<text:tab/>speak</text:p>
      <text:p text:style-name="P2">bhikkhu<text:tab/></text:p>
      <text:p text:style-name="P2">bhikkhusaṅghaṃ<text:tab/></text:p>
      <text:p text:style-name="P2">manasi<text:tab/><text:span text:style-name="T19">a</text:span>ttend to</text:p>
      <text:p text:style-name="P2">manussasaññaṃ<text:tab/><text:span text:style-name="T19">h</text:span>uman</text:p>
      <text:p text:style-name="P2">manussasaññāyā<text:tab/><text:span text:style-name="T19">h</text:span>uman</text:p>
      <text:p text:style-name="P2">migāramātupāsāde<text:tab/><text:span text:style-name="T19">migāra-mother-palace</text:span></text:p>
      <text:p text:style-name="P12">migāramātupāsādo<text:tab/><text:span text:style-name="T19">migāra-mother-palace</text:span></text:p>
      <text:p text:style-name="P2"><text:soft-page-break/>yaṃ<text:tab/><text:span text:style-name="T19">which</text:span></text:p>
      <text:p text:style-name="P2">yañhi<text:tab/><text:span text:style-name="T19">which indeed</text:span></text:p>
      <text:p text:style-name="P2">yathābhuccā<text:tab/><text:span text:style-name="T19">accords with a</text:span>s i<text:span text:style-name="T19">t is</text:span></text:p>
      <text:p text:style-name="P2">yadidaṃ<text:tab/><text:span text:style-name="T8">namely</text:span></text:p>
      <text:p text:style-name="P2">ye<text:tab/></text:p>
      <text:p text:style-name="P2">yena<text:tab/></text:p>
      <text:p text:style-name="P2">yepi<text:tab/></text:p>
      <text:p text:style-name="P2">vā<text:tab/><text:span text:style-name="T8">or</text:span></text:p>
      <text:p text:style-name="P2">vigatavalikaṃ<text:tab/><text:span text:style-name="T19">freed from folds</text:span></text:p>
      <text:p text:style-name="P2">viññāṇañcāyatanasaññaṃ<text:tab/><text:span text:style-name="T20">perception of boundless conciousness</text:span></text:p>
      <text:p text:style-name="P13">viññāṇañcāyatanasaññāya<text:tab/><text:span text:style-name="T20">perception of boundless conciousness</text:span></text:p>
      <text:p text:style-name="P7"><text:span text:style-name="T1">vimuccati<text:tab/>liberated</text:span></text:p>
      <text:p text:style-name="P13">vimuttamiti<text:tab/>liberated</text:p>
      <text:p text:style-name="P13">vimuttasmiṃ<text:tab/><text:span text:style-name="T20">l</text:span>iberated</text:p>
      <text:p text:style-name="P2">viharati<text:tab/>dwell</text:p>
      <text:p text:style-name="P13">viharanti<text:tab/>dwell</text:p>
      <text:p text:style-name="P13">viharāmi<text:tab/>dwell</text:p>
      <text:p text:style-name="P13">vihariṃsu<text:tab/>dwell</text:p>
      <text:p text:style-name="P13">viharissanti<text:tab/>dwell</text:p>
      <text:p text:style-name="P13">viharissanti<text:tab/>dwell</text:p>
      <text:p text:style-name="P13">viharissāmā<text:tab/>dwell</text:p>
      <text:p text:style-name="P7"><text:span text:style-name="T1">vuṭṭhito<text:tab/></text:span>emerged from </text:p>
      <text:p text:style-name="P7"><text:span text:style-name="T1">vusitaṃ<text:tab/></text:span>fulfilled </text:p>
      <text:p text:style-name="P2">vo<text:tab/><text:span text:style-name="T20">you</text:span></text:p>
      <text:p text:style-name="P2">sakkesu<text:tab/><text:span text:style-name="T20">Sakyan</text:span></text:p>
      <text:p text:style-name="P2">sakyānaṃ<text:tab/><text:span text:style-name="T20">Sakyan</text:span></text:p>
      <text:p text:style-name="P2">saṅkusatena<text:tab/><text:span text:style-name="T20">stakes 100</text:span></text:p>
      <text:p text:style-name="P2">saññāgataṃ<text:tab/><text:span text:style-name="T21">perception field</text:span></text:p>
      <text:p text:style-name="P2">santamidaṃ<text:tab/><text:span text:style-name="T22">there is this</text:span></text:p>
      <text:p text:style-name="P2">santi<text:tab/><text:span text:style-name="T22">c</text:span>alm</text:p>
      <text:p text:style-name="P2">santiṭṭhati<text:tab/><text:span text:style-name="T22">steadiness?</text:span></text:p>
      <text:p text:style-name="P2">sabbaṃ<text:tab/><text:span text:style-name="T22">all</text:span></text:p>
      <text:p text:style-name="P2">sabbe<text:tab/><text:span text:style-name="T22">all</text:span></text:p>
      <text:p text:style-name="P2">samaṇā<text:tab/>ascetic</text:p>
      <text:p text:style-name="P2">samanupassati<text:tab/><text:span text:style-name="T22">to </text:span>perceive</text:p>
      <text:p text:style-name="P2">samayaṃ<text:tab/><text:span text:style-name="T22">occasion</text:span></text:p>
      <text:p text:style-name="P2">sammukhā<text:tab/><text:span text:style-name="T22">face to face</text:span></text:p>
      <text:p text:style-name="P2">saḷāyatanikaṃ<text:tab/>six sense</text:p>
      <text:p text:style-name="P2">sāyanhasamayaṃ<text:tab/><text:span text:style-name="T22">evening</text:span></text:p>
      <text:p text:style-name="P2">sāvatthiyaṃ<text:tab/><text:span text:style-name="T22">Savatti</text:span></text:p>
      <text:p text:style-name="P2">sikkhitabban<text:tab/><text:span text:style-name="T22">train oneself</text:span></text:p>
      <text:p text:style-name="P2">suggahitaṃ<text:tab/><text:span text:style-name="T22">well learnt</text:span></text:p>
      <text:p text:style-name="P2">suññaṃ<text:tab/><text:span text:style-name="T22">void</text:span></text:p>
      <text:p text:style-name="P14">suññataṃ<text:tab/><text:span text:style-name="T22">void</text:span></text:p>
      <text:p text:style-name="P2">suññatāvakkanti<text:tab/><text:span text:style-name="T22">void-entry</text:span></text:p>
      <text:p text:style-name="P2">suññatāvihārena<text:tab/><text:span text:style-name="T22">void-dwelling</text:span></text:p>
      <text:p text:style-name="P14">suññatāvihārenāhaṃ<text:tab/><text:span text:style-name="T22">void-dwelling-I</text:span></text:p>
      <text:p text:style-name="P15">suññamidaṃ<text:tab/><text:span text:style-name="T23">void-I?</text:span></text:p>
      <text:p text:style-name="P2">suñño<text:tab/><text:span text:style-name="T23">void</text:span></text:p>
      <text:p text:style-name="P2"><text:soft-page-break/>sutaṃ<text:tab/><text:span text:style-name="T23">heard</text:span></text:p>
      <text:p text:style-name="P2">sumanasikataṃ<text:tab/><text:span text:style-name="T23">well attended to</text:span></text:p>
      <text:p text:style-name="P2"><text:span text:style-name="T8">s</text:span>uvihataṃ<text:tab/><text:span text:style-name="T23">well removed?</text:span></text:p>
      <text:p text:style-name="P2">sussutaṃ<text:tab/><text:span text:style-name="T23">well heard</text:span></text:p>
      <text:p text:style-name="P2">sūpadhāritaṃ<text:tab/><text:span text:style-name="T23">well considered</text:span></text:p>
      <text:p text:style-name="P2">sūpadhāritan<text:tab/><text:span text:style-name="T23">well remembered</text:span></text:p>
      <text:p text:style-name="P2">seyyathāpi<text:tab/>just as</text:p>
      <text:p text:style-name="P2">hatthigavassavaḷavena<text:tab/><text:span text:style-name="T24">elephants-cattle-horses</text:span></text:p>
      <text:p text:style-name="P2"><text:span text:style-name="T8">h</text:span>oti<text:tab/><text:span text:style-name="T24">to b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08:26:51.924000000</meta:creation-date>
    <dc:date>2016-07-29T14:03:41.884000000</dc:date>
    <meta:editing-duration>PT32M35S</meta:editing-duration>
    <meta:editing-cycles>5</meta:editing-cycles>
    <meta:generator>LibreOffice/4.4.7.2$Windows_x86 LibreOffice_project/f3153a8b245191196a4b6b9abd1d0da16eead600</meta:generator>
    <meta:document-statistic meta:table-count="0" meta:image-count="0" meta:object-count="0" meta:page-count="5" meta:paragraph-count="205" meta:word-count="542" meta:character-count="4241" meta:non-whitespace-character-count="3888"/>
  </office:meta>
</office:document-meta>
</file>